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66c38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066c38" officeooo:paragraph-rsid="00066c38" style:font-size-asian="14pt" style:font-size-complex="14pt"/>
    </style:style>
    <style:style style:name="P5" style:family="paragraph" style:parent-style-name="Standard">
      <style:text-properties fo:font-size="14pt" officeooo:paragraph-rsid="000908ea" style:font-size-asian="14pt" style:font-size-complex="14pt"/>
    </style:style>
    <style:style style:name="P6" style:family="paragraph" style:parent-style-name="Standard">
      <style:text-properties fo:font-size="14pt" officeooo:rsid="000908ea" officeooo:paragraph-rsid="000908ea" style:font-size-asian="14pt" style:font-size-complex="14pt"/>
    </style:style>
    <style:style style:name="P7" style:family="paragraph" style:parent-style-name="Standard">
      <style:text-properties fo:font-size="14pt" officeooo:paragraph-rsid="000e2475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0908ea" officeooo:paragraph-rsid="000908ea" style:font-size-asian="14pt" style:font-size-complex="14pt"/>
    </style:style>
    <style:style style:name="P10" style:family="paragraph" style:parent-style-name="Standard">
      <style:text-properties fo:font-size="14pt" officeooo:rsid="0008078e" officeooo:paragraph-rsid="000908ea" style:font-size-asian="14pt" style:font-size-complex="14pt"/>
    </style:style>
    <style:style style:name="P11" style:family="paragraph" style:parent-style-name="Standard">
      <style:text-properties fo:font-size="14pt" officeooo:rsid="000e2475" officeooo:paragraph-rsid="000e2475" style:font-size-asian="14pt" style:font-size-complex="14pt"/>
    </style:style>
    <style:style style:name="P12" style:family="paragraph" style:parent-style-name="Standard">
      <style:text-properties fo:font-size="14pt" officeooo:rsid="0011419f" officeooo:paragraph-rsid="0011419f" style:font-size-asian="14pt" style:font-size-complex="14pt"/>
    </style:style>
    <style:style style:name="P13" style:family="paragraph" style:parent-style-name="Standard">
      <style:text-properties fo:font-size="14pt" officeooo:rsid="0013f59d" officeooo:paragraph-rsid="0013f59d" style:font-size-asian="14pt" style:font-size-complex="14pt"/>
    </style:style>
    <style:style style:name="P14" style:family="paragraph" style:parent-style-name="Standard">
      <style:text-properties fo:font-size="14pt" officeooo:rsid="00156b30" officeooo:paragraph-rsid="00156b30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officeooo:rsid="0016fc25" officeooo:paragraph-rsid="0016fc25" style:font-size-asian="14pt" style:font-size-complex="14pt"/>
    </style:style>
    <style:style style:name="P17" style:family="paragraph" style:parent-style-name="Standard">
      <style:text-properties style:text-line-through-style="none" style:text-line-through-type="none" fo:font-size="14pt" officeooo:rsid="0011419f" officeooo:paragraph-rsid="0011419f" style:font-size-asian="14pt" style:font-size-complex="14pt"/>
    </style:style>
    <style:style style:name="P18" style:family="paragraph" style:parent-style-name="Standard">
      <style:text-properties officeooo:paragraph-rsid="00156b30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2" style:family="paragraph">
      <loext:graphic-properties draw:fill="none" draw:fill-color="#ffffff"/>
    </style:style>
    <style:style style:name="T1" style:family="text">
      <style:text-properties officeooo:rsid="000908ea"/>
    </style:style>
    <style:style style:name="T2" style:family="text">
      <style:text-properties officeooo:rsid="000a76fd"/>
    </style:style>
    <style:style style:name="T3" style:family="text">
      <style:text-properties officeooo:rsid="000e2475"/>
    </style:style>
    <style:style style:name="T4" style:family="text">
      <style:text-properties officeooo:rsid="00121bad"/>
    </style:style>
    <style:style style:name="T5" style:family="text">
      <style:text-properties officeooo:rsid="0013f59d"/>
    </style:style>
    <style:style style:name="T6" style:family="text">
      <style:text-properties fo:font-size="14pt" officeooo:rsid="00156b30" style:font-size-asian="14pt" style:font-size-complex="14pt"/>
    </style:style>
    <style:style style:name="T7" style:family="text">
      <style:text-properties officeooo:rsid="00156b30"/>
    </style:style>
    <style:style style:name="T8" style:family="text">
      <style:text-properties fo:font-size="28pt" style:font-size-asian="28pt" style:font-size-complex="28pt"/>
    </style:style>
    <style:style style:name="gr1" style:family="graphic">
      <style:graphic-properties draw:fill="none" draw:textarea-horizontal-align="justify" draw:textarea-vertical-align="middle" draw:auto-grow-height="false" fo:min-height="1.1457in" fo:min-width="2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ИУ5-21Б</text:p>
      <text:p text:style-name="P4">Никольский Даниил</text:p>
      <text:p text:style-name="P3">Отчет</text:p>
      <text:p text:style-name="P2">по домашнему заданию No 1</text:p>
      <text:p text:style-name="P2">по дисциплине “Архитектура АСОИУ”</text:p>
      <text:p text:style-name="P2"/>
      <text:p text:style-name="P1"><text:tab/>1. <text:span text:style-name="T1">Объект моделирования: СВЧ печь</text:span></text:p>
      <text:p text:style-name="P5"><text:tab/>2. <text:span text:style-name="T1">Физический смысл:</text:span></text:p>
      <text:p text:style-name="P6"><text:tab/>СВЧ печь – бытовой электроприбор для нагревания продуктов питания.</text:p>
      <text:p text:style-name="P6"><text:tab/>СВЧ печь разгогревает продукт питания, помещенный в камеру печи путем воздействия на него ЭМ-волнами, вызывающими увеличение энергии молекул воды в продукте и, как следствие, его температуры.</text:p>
      <text:p text:style-name="P6"><text:tab/>Очевидными свойствами СВЧ печи являются ее полезность, удобство и простота использования, что обусловлено примитивным интерфейсом взаимодействия с пользователем.</text:p>
      <text:p text:style-name="P5"><text:tab/>3.<text:span text:style-name="T1">Цели объекта моделирования:</text:span></text:p>
      <text:p text:style-name="P10"><text:tab/>Цель Ц СВЧ печи – получение нагретого продукта питания, помещенного в камеру СВЧ печи.</text:p>
      <text:p text:style-name="P6"><text:tab/>Чтобы достичь цели Ц, <text:span text:style-name="T2">необходимо:</text:span></text:p>
      <text:p text:style-name="P6">- <text:span text:style-name="T2">положить продукт питания в камеру СВЧ печи (предоставить продукт для разогревания) – подцель Ц1;</text:span></text:p>
      <text:p text:style-name="P6">- <text:span text:style-name="T2">задать настройки для формирования излучения, разогревающего продукт в соответствии с желанием пользователя – подцель Ц2</text:span></text:p>
      <text:p text:style-name="P6">- <text:span text:style-name="T3">извлечь разогретый продукт из камеры СВЧ печи – подцель Ц3</text:span></text:p>
      <text:p text:style-name="P7"><text:tab/>4. Выходной вектор Y</text:p>
      <text:p text:style-name="P11"><text:tab/>Выходной вектор Y формируется из трех подцелей Ц1, Ц2 и Ц3 и представляет собой их совмещение: Y – разогретый в соответствии с желанием пользователя продукт питания, извлеченный из камеры СВЧ печи, </text:p>
      <text:p text:style-name="P1">5. Идентификация окружающей среды</text:p>
      <text:p text:style-name="P12">Существенными факторами являются:</text:p>
      <text:p text:style-name="P17">-Автор электроприбора (инженер-конструктор) - <text:span text:style-name="T4">ИК</text:span></text:p>
      <text:p text:style-name="P17">-Пользователь - <text:span text:style-name="T4">П</text:span></text:p>
      <text:p text:style-name="P17">-<text:span text:style-name="T5">Бытовая электросеть</text:span> - <text:span text:style-name="T4">ЭС</text:span></text:p>
      <text:p text:style-name="P17">-<text:span text:style-name="T7">Электромагнитные факторы (воздействия электромагнитной природы)– ЭФ</text:span></text:p>
      <text:p text:style-name="P17">-<text:span text:style-name="T7">Механические факторы (механические воздействия) - МФ</text:span></text:p>
      <text:p text:style-name="P1"><text:span text:style-name="T7">6</text:span>. Входной вектор X</text:p>
      <text:p text:style-name="P13">Компонентами входного вектора Х являются:</text:p>
      <text:p text:style-name="P13">- Инженерное решение ИК для конструкции СВЧ печи – х1</text:p>
      <text:p text:style-name="P13">- Подходящее по конфигурации питание бытовой электросети ЭС – х2</text:p>
      <text:p text:style-name="P13">- Продукт питания, помещенный пользователем П в камеру СВЧ печи – х3</text:p>
      <text:p text:style-name="P13">Таким образом, Х = {x1, x2, x3}</text:p>
      <text:p text:style-name="P1"><text:span text:style-name="T7">7</text:span>. Вектор возмущающих воздействий W</text:p>
      <text:p text:style-name="P14"><text:soft-page-break/>Вектор возмущающих воздействий состоит из компонентов, обусловленых элементами ЭФ и МФ:</text:p>
      <text:p text:style-name="P18"><text:span text:style-name="T6">- “Шумы” в сети электропитания – w1</text:span></text:p>
      <text:p text:style-name="P18"><text:span text:style-name="T6">- ЭМ изучение от окружающих приборов, антенн, излучателей – w2</text:span></text:p>
      <text:p text:style-name="P18"><text:span text:style-name="T6">- Механические воздействия, способные нарушить целостность конструкции СВЧ печи – w3</text:span></text:p>
      <text:p text:style-name="P18"><text:span text:style-name="T6">Таким образом, W = {w1, w2, w3} </text:span></text:p>
      <text:p text:style-name="P1"><text:span text:style-name="T7">8</text:span>. Вектор управляющих воздействий U</text:p>
      <text:p text:style-name="P14">Вектор управляющих воздействий состоит из элементов, обусловленных наличием П:</text:p>
      <text:p text:style-name="P14">- Пожелания пользователя о разогреве или приготовлении продукта – u1</text:p>
      <text:p text:style-name="P14">- Настройки, соответствующие пожеланиям u1, которые пользователь вносит при помощи интерфейса управления – u2</text:p>
      <text:p text:style-name="P14">Таким образом, U = {u1, u2}</text:p>
      <text:p text:style-name="P1"><text:span text:style-name="T7">9</text:span>. Графический вид искомой модели</text:p>
      <text:p text:style-name="P1"/>
      <text:p text:style-name="P1"><draw:custom-shape text:anchor-type="paragraph" draw:z-index="0" draw:name="Фигура1" draw:style-name="gr1" draw:text-style-name="P19" svg:width="2.1669in" svg:height="1.1461in" svg:x="1.478in" svg:y="0.6984in"><text:p/><draw:enhanced-geometry svg:viewBox="0 0 21600 21600" draw:type="rectangle" draw:enhanced-path="M 0 0 L 21600 0 21600 21600 0 21600 0 0 Z N"/></draw:custom-shape><draw:frame text:anchor-type="paragraph" draw:z-index="1" draw:name="Фигура2" draw:style-name="gr2" draw:text-style-name="P21" svg:width="1.7921in" svg:height="0.7921in" svg:x="1.6654in" svg:y="0.8547in"><draw:text-box><text:p text:style-name="P20"><text:span text:style-name="T8">С</text:span><text:span text:style-name="T8">В</text:span><text:span text:style-name="T8">Ч</text:span><text:span text:style-name="T8"> </text:span><text:span text:style-name="T8">п</text:span><text:span text:style-name="T8">е</text:span><text:span text:style-name="T8">ч</text:span><text:span text:style-name="T8">ь</text:span></text:p></draw:text-box></draw:frame><draw:line text:anchor-type="paragraph" draw:z-index="2" draw:name="Фигура3" draw:style-name="gr3" draw:text-style-name="P20" svg:x1="0.6339in" svg:y1="0.9902in" svg:x2="1.4776in" svg:y2="0.9902in"><text:p/></draw:line><draw:line text:anchor-type="paragraph" draw:z-index="3" draw:name="Фигура4" draw:style-name="gr3" draw:text-style-name="P20" svg:x1="0.6236in" svg:y1="1.3547in" svg:x2="1.478in" svg:y2="1.3547in"><text:p/></draw:line><draw:line text:anchor-type="paragraph" draw:z-index="4" draw:name="Фигура5" draw:style-name="gr3" draw:text-style-name="P20" svg:x1="0.6134in" svg:y1="1.678in" svg:x2="1.478in" svg:y2="1.678in"><text:p/></draw:line><draw:line text:anchor-type="paragraph" draw:z-index="5" draw:name="Фигура6" draw:style-name="gr3" draw:text-style-name="P20" svg:x1="2.0402in" svg:y1="0.3134in" svg:x2="2.0402in" svg:y2="0.6988in"><text:p/></draw:line><draw:line text:anchor-type="paragraph" draw:z-index="6" draw:name="Фигура7" draw:style-name="gr3" draw:text-style-name="P20" svg:x1="2.5925in" svg:y1="0.2925in" svg:x2="2.5925in" svg:y2="0.6988in"><text:p/></draw:line><draw:line text:anchor-type="paragraph" draw:z-index="7" draw:name="Фигура8" draw:style-name="gr3" draw:text-style-name="P20" svg:x1="3.1547in" svg:y1="0.2819in" svg:x2="3.1547in" svg:y2="0.6984in"><text:p/></draw:line><draw:line text:anchor-type="paragraph" draw:z-index="8" draw:name="Фигура9" draw:style-name="gr3" draw:text-style-name="P20" svg:x1="2.0299in" svg:y1="2.3756in" svg:x2="2.0299in" svg:y2="1.8445in"><text:p/></draw:line><draw:line text:anchor-type="paragraph" draw:z-index="9" draw:name="Фигура10" draw:style-name="gr3" draw:text-style-name="P20" svg:x1="3.0299in" svg:y1="2.3547in" svg:x2="3.0299in" svg:y2="1.8445in"><text:p/></draw:line><draw:line text:anchor-type="paragraph" draw:z-index="10" draw:name="Фигура11" draw:style-name="gr3" draw:text-style-name="P20" svg:x1="3.6445in" svg:y1="1.2508in" svg:x2="4.3319in" svg:y2="1.2508in"><text:p/></draw:line><draw:line text:anchor-type="paragraph" draw:z-index="11" draw:name="Фигура12" draw:style-name="gr3" draw:text-style-name="P20" svg:x1="4.3319in" svg:y1="1.2508in" svg:x2="4.8217in" svg:y2="0.7508in"><text:p/></draw:line><draw:line text:anchor-type="paragraph" draw:z-index="12" draw:name="Фигура13" draw:style-name="gr3" draw:text-style-name="P20" svg:x1="4.4047in" svg:y1="1.2508in" svg:x2="4.8213in" svg:y2="1.2508in"><text:p/></draw:line><draw:line text:anchor-type="paragraph" draw:z-index="13" draw:name="Фигура14" draw:style-name="gr3" draw:text-style-name="P20" svg:x1="4.3945in" svg:y1="1.3236in" svg:x2="4.7591in" svg:y2="1.7402in"><text:p/></draw:line><draw:line text:anchor-type="paragraph" draw:z-index="14" draw:name="Фигура15" draw:style-name="gr3" draw:text-style-name="P20" svg:x1="5.1236in" svg:y1="0.7819in" svg:x2="5.4362in" svg:y2="1.1362in"><text:p/></draw:line><draw:line text:anchor-type="paragraph" draw:z-index="15" draw:name="Фигура16" draw:style-name="gr3" draw:text-style-name="P20" svg:x1="5.0819in" svg:y1="1.261in" svg:x2="5.3945in" svg:y2="1.261in"><text:p/></draw:line><draw:line text:anchor-type="paragraph" draw:z-index="16" draw:name="Фигура17" draw:style-name="gr3" draw:text-style-name="P20" svg:x1="5.0091in" svg:y1="1.7091in" svg:x2="5.4362in" svg:y2="1.3756in"><text:p/></draw:line><draw:frame text:anchor-type="paragraph" draw:z-index="17" draw:name="Фигура18" draw:style-name="gr4" draw:text-style-name="P22" svg:width="0.2398in" svg:height="0.2295in" svg:x="0.3736in" svg:y="0.8654in"><draw:text-box><text:p>х1</text:p></draw:text-box></draw:frame><draw:frame text:anchor-type="paragraph" draw:z-index="18" draw:name="Фигура19" draw:style-name="gr5" draw:text-style-name="P22" svg:width="0.2295in" svg:height="0.2398in" svg:x="0.3736in" svg:y="1.2402in"><draw:text-box><text:p>х2</text:p></draw:text-box></draw:frame><draw:frame text:anchor-type="paragraph" draw:z-index="19" draw:name="Фигура20" draw:style-name="gr6" draw:text-style-name="P22" svg:width="0.2504in" svg:height="0.2504in" svg:x="0.3319in" svg:y="1.6465in"><draw:text-box><text:p>х3</text:p></draw:text-box></draw:frame><draw:frame text:anchor-type="paragraph" draw:z-index="20" draw:name="Фигура21" draw:style-name="gr7" draw:text-style-name="P22" svg:width="0.2921in" svg:height="0.2713in" svg:x="1.9047in" svg:y="0.0425in"><draw:text-box><text:p>w1</text:p></draw:text-box></draw:frame><draw:frame text:anchor-type="paragraph" draw:z-index="21" draw:name="Фигура22" draw:style-name="gr8" draw:text-style-name="P22" svg:width="0.4067in" svg:height="0.2606in" svg:x="2.3839in" svg:y="0.0425in"><draw:text-box><text:p>w2</text:p></draw:text-box></draw:frame><draw:frame text:anchor-type="paragraph" draw:z-index="22" draw:name="Фигура23" draw:style-name="gr4" draw:text-style-name="P22" svg:width="0.2815in" svg:height="0.2295in" svg:x="3.0402in" svg:y="0.0528in"><draw:text-box><text:p>w3</text:p></draw:text-box></draw:frame><draw:frame text:anchor-type="paragraph" draw:z-index="23" draw:name="Фигура24" draw:style-name="gr9" draw:text-style-name="P22" svg:width="0.3024in" svg:height="0.3024in" svg:x="1.9047in" svg:y="2.3862in"><draw:text-box><text:p>u1</text:p></draw:text-box></draw:frame><draw:frame text:anchor-type="paragraph" draw:z-index="24" draw:name="Фигура25" draw:style-name="gr10" draw:text-style-name="P22" svg:width="0.3335in" svg:height="0.3543in" svg:x="2.8319in" svg:y="2.3547in"><draw:text-box><text:p>u2</text:p></draw:text-box></draw:frame><draw:frame text:anchor-type="paragraph" draw:z-index="25" draw:name="Фигура26" draw:style-name="gr11" draw:text-style-name="P22" svg:width="0.2606in" svg:height="0.3441in" svg:x="3.8319in" svg:y="1.3134in"><draw:text-box><text:p>Y</text:p></draw:text-box></draw:frame><draw:frame text:anchor-type="paragraph" draw:z-index="26" draw:name="Фигура27" draw:style-name="gr12" draw:text-style-name="P22" svg:width="0.2295in" svg:height="0.2921in" svg:x="4.8425in" svg:y="0.6154in"><draw:text-box><text:p>ц1</text:p></draw:text-box></draw:frame><draw:frame text:anchor-type="paragraph" draw:z-index="27" draw:name="Фигура28" draw:style-name="gr13" draw:text-style-name="P22" svg:width="0.1878in" svg:height="0.2189in" svg:x="4.8217in" svg:y="1.1571in"><draw:text-box><text:p>ц2</text:p></draw:text-box></draw:frame><draw:frame text:anchor-type="paragraph" draw:z-index="28" draw:name="Фигура29" draw:style-name="gr4" draw:text-style-name="P22" svg:width="0.2087in" svg:height="0.2295in" svg:x="4.7591in" svg:y="1.6465in"><draw:text-box><text:p>ц3</text:p></draw:text-box></draw:frame><draw:frame text:anchor-type="paragraph" draw:z-index="29" draw:name="Фигура30" draw:style-name="gr14" draw:text-style-name="P22" svg:width="0.2606in" svg:height="0.3335in" svg:x="5.5091in" svg:y="1.1154in"><draw:text-box><text:p>Ц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6">Дата: 28.03.2018</text:p>
      <text:p text:style-name="P16"/>
      <text:p text:style-name="P16">Подпись: 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1:22:26.251481850</meta:creation-date>
    <dc:date>2018-03-29T09:56:22.881686494</dc:date>
    <meta:editing-duration>PT15M57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2" meta:paragraph-count="45" meta:word-count="342" meta:character-count="2485" meta:non-whitespace-character-count="2162"/>
  </office:meta>
</office:document-meta>
</file>